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12e6" officeooo:paragraph-rsid="000c12e6"/>
    </style:style>
    <style:style style:name="P2" style:family="paragraph" style:parent-style-name="Standard">
      <style:text-properties officeooo:rsid="001189a8" officeooo:paragraph-rsid="000c12e6"/>
    </style:style>
    <style:style style:name="P3" style:family="paragraph" style:parent-style-name="Standard">
      <style:text-properties officeooo:rsid="0017447f" officeooo:paragraph-rsid="000c12e6"/>
    </style:style>
    <style:style style:name="P4" style:family="paragraph" style:parent-style-name="Standard">
      <style:text-properties officeooo:rsid="0013d41f" officeooo:paragraph-rsid="000c12e6"/>
    </style:style>
    <style:style style:name="P5" style:family="paragraph" style:parent-style-name="Standard">
      <style:text-properties officeooo:rsid="0015851b" officeooo:paragraph-rsid="000c12e6"/>
    </style:style>
    <style:style style:name="P6" style:family="paragraph" style:parent-style-name="Standard">
      <style:text-properties officeooo:rsid="000dc0e8" officeooo:paragraph-rsid="000c12e6"/>
    </style:style>
    <style:style style:name="P7" style:family="paragraph" style:parent-style-name="Standard">
      <style:text-properties officeooo:rsid="00176654" officeooo:paragraph-rsid="000c12e6"/>
    </style:style>
    <style:style style:name="P8" style:family="paragraph" style:parent-style-name="Standard">
      <style:text-properties officeooo:rsid="000d5fa6" officeooo:paragraph-rsid="000d5fa6"/>
    </style:style>
    <style:style style:name="P9" style:family="paragraph" style:parent-style-name="Standard">
      <style:text-properties officeooo:rsid="000edd12" officeooo:paragraph-rsid="000edd12"/>
    </style:style>
    <style:style style:name="P10" style:family="paragraph" style:parent-style-name="Standard">
      <style:text-properties officeooo:rsid="0026aa71" officeooo:paragraph-rsid="000edd12"/>
    </style:style>
    <style:style style:name="P11" style:family="paragraph" style:parent-style-name="Standard">
      <style:text-properties officeooo:rsid="001274c4" officeooo:paragraph-rsid="001274c4"/>
    </style:style>
    <style:style style:name="P12" style:family="paragraph" style:parent-style-name="Standard">
      <style:text-properties officeooo:rsid="0014225d" officeooo:paragraph-rsid="0014225d"/>
    </style:style>
    <style:style style:name="P13" style:family="paragraph" style:parent-style-name="Standard">
      <style:paragraph-properties fo:break-before="page"/>
      <style:text-properties officeooo:rsid="0013d41f" officeooo:paragraph-rsid="000c12e6"/>
    </style:style>
    <style:style style:name="P14" style:family="paragraph" style:parent-style-name="Standard">
      <style:paragraph-properties fo:break-before="page"/>
      <style:text-properties officeooo:rsid="00176654" officeooo:paragraph-rsid="000c12e6"/>
    </style:style>
    <style:style style:name="P15" style:family="paragraph" style:parent-style-name="Standard">
      <style:paragraph-properties fo:break-before="page"/>
      <style:text-properties officeooo:rsid="00176654" officeooo:paragraph-rsid="000d5fa6"/>
    </style:style>
    <style:style style:name="P16" style:family="paragraph" style:parent-style-name="Standard">
      <style:paragraph-properties fo:break-before="page"/>
      <style:text-properties officeooo:rsid="000d5fa6" officeooo:paragraph-rsid="000d5fa6"/>
    </style:style>
    <style:style style:name="P17" style:family="paragraph" style:parent-style-name="Standard">
      <style:paragraph-properties fo:break-before="page"/>
      <style:text-properties officeooo:rsid="0026aa71" officeooo:paragraph-rsid="000edd12"/>
    </style:style>
    <style:style style:name="P18" style:family="paragraph" style:parent-style-name="Standard">
      <style:paragraph-properties fo:break-before="page"/>
      <style:text-properties officeooo:rsid="001189a8" officeooo:paragraph-rsid="000c12e6"/>
    </style:style>
    <style:style style:name="P19" style:family="paragraph" style:parent-style-name="Standard">
      <style:text-properties officeooo:rsid="001189a8" officeooo:paragraph-rsid="000c12e6"/>
    </style:style>
    <style:style style:name="P20" style:family="paragraph" style:parent-style-name="Standard">
      <style:text-properties officeooo:rsid="0017447f" officeooo:paragraph-rsid="000c12e6"/>
    </style:style>
    <style:style style:name="P21" style:family="paragraph" style:parent-style-name="Standard">
      <style:paragraph-properties fo:break-before="page"/>
      <style:text-properties officeooo:rsid="0011e7c3" officeooo:paragraph-rsid="0017d9e5"/>
    </style:style>
    <style:style style:name="P22" style:family="paragraph" style:parent-style-name="Standard">
      <style:paragraph-properties fo:break-before="page"/>
      <style:text-properties officeooo:rsid="0017447f" officeooo:paragraph-rsid="000c12e6"/>
    </style:style>
    <style:style style:name="T1" style:family="text">
      <style:text-properties officeooo:rsid="000c12e6"/>
    </style:style>
    <style:style style:name="T2" style:family="text">
      <style:text-properties officeooo:rsid="0017447f"/>
    </style:style>
    <style:style style:name="T3" style:family="text">
      <style:text-properties officeooo:rsid="0029e9fc"/>
    </style:style>
    <style:style style:name="T4" style:family="text">
      <style:text-properties officeooo:rsid="002c4198"/>
    </style:style>
    <style:style style:name="T5" style:family="text">
      <style:text-properties officeooo:rsid="000d5fa6"/>
    </style:style>
    <style:style style:name="T6" style:family="text">
      <style:text-properties officeooo:rsid="00191b87"/>
    </style:style>
    <style:style style:name="T7" style:family="text">
      <style:text-properties officeooo:rsid="000edd12"/>
    </style:style>
    <style:style style:name="T8" style:family="text">
      <style:text-properties officeooo:rsid="001274c4"/>
    </style:style>
    <style:style style:name="T9" style:family="text">
      <style:text-properties officeooo:rsid="0014225d"/>
    </style:style>
    <style:style style:name="T10" style:family="text">
      <style:text-properties officeooo:rsid="00149f6a"/>
    </style:style>
    <style:style style:name="T11" style:family="text">
      <style:text-properties officeooo:rsid="0015e513"/>
    </style:style>
    <style:style style:name="T12" style:family="text">
      <style:text-properties officeooo:rsid="0017d9e5"/>
    </style:style>
    <style:style style:name="T13" style:family="text">
      <style:text-properties officeooo:rsid="00195c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4</text:span>Particiones:</text:p>
      <text:p text:style-name="P1"/>
      <text:p text:style-name="Standard">/</text:p>
      <text:p text:style-name="Standard">/<text:span text:style-name="T1">boot</text:span></text:p>
      <text:p text:style-name="Standard">/<text:span text:style-name="T1">boot/efi</text:span></text:p>
      <text:p text:style-name="Standard">/<text:span text:style-name="T1">home</text:span></text:p>
      <text:p text:style-name="Standard">/<text:span text:style-name="T1">opt</text:span></text:p>
      <text:p text:style-name="Standard">/<text:span text:style-name="T1">tmp</text:span></text:p>
      <text:p text:style-name="Standard">/<text:span text:style-name="T1">var</text:span></text:p>
      <text:p text:style-name="Standard">/<text:span text:style-name="T1">var/lib //requiere exec</text:span></text:p>
      <text:p text:style-name="Standard">/<text:span text:style-name="T1">var/log</text:span></text:p>
      <text:p text:style-name="Standard">/<text:span text:style-name="T1">var/log/audit</text:span></text:p>
      <text:p text:style-name="P1">/var/www</text:p>
      <text:p text:style-name="P1"/>
      <text:p text:style-name="P11"># agregar al fstab</text:p>
      <text:p text:style-name="P1">/tmp /var/tmp none bind 0 0</text:p>
      <text:p text:style-name="P1"/>
      <text:p text:style-name="P1"># df --local -P | awk {'if (NR!=1) print $6'} | xargs -I '{}' find '{}' -xdev -type d</text:p>
      <text:p text:style-name="P1">\( -perm -0002 -a ! -perm -1000 \) 2&gt;/dev/null</text:p>
      <text:p text:style-name="P1"/>
      <text:p text:style-name="P11">apt update</text:p>
      <text:p text:style-name="P11">apt-get –just-print upgrade</text:p>
      <text:p text:style-name="P11">apt-get upgrade</text:p>
      <text:p text:style-name="P1"/>
      <text:p text:style-name="P1">/sbin/modprobe -n -v <text:span text:style-name="T8">&lt;componente&gt;</text:span></text:p>
      <text:p text:style-name="P1">/sbin/lsmod | grep <text:span text:style-name="T8">&lt;componente&gt;</text:span></text:p>
      <text:p text:style-name="P1"/>
      <text:p text:style-name="P1">/etc/modprobe.d/CIS.conf</text:p>
      <text:p text:style-name="P1"/>
      <text:p text:style-name="P1">install cramfs /bin/true</text:p>
      <text:p text:style-name="P1">install freevxfs /bin/true</text:p>
      <text:p text:style-name="P1">install jffs2 /bin/true</text:p>
      <text:p text:style-name="P1">install hfs /bin/true</text:p>
      <text:p text:style-name="P1">install hfsplus /bin/true</text:p>
      <text:p text:style-name="P1">install squashfs /bin/true</text:p>
      <text:p text:style-name="P1">install udf /bin/true</text:p>
      <text:p text:style-name="P1">install dccp /bin/true</text:p>
      <text:p text:style-name="P1">install sctp /bin/true</text:p>
      <text:p text:style-name="P1">install rds /bin/true</text:p>
      <text:p text:style-name="P1">install tipc /bin/true</text:p>
      <text:p text:style-name="P1"/>
      <text:p text:style-name="P11">##estado del grub los permisos deben ser 400</text:p>
      <text:p text:style-name="P2">stat /boot/grub/grub.cfg</text:p>
      <text:p text:style-name="P2"/>
      <text:p text:style-name="P2"/>
      <text:p text:style-name="P18">Create an encrypted password with grub-md5-crypt:</text:p>
      <text:p text:style-name="P2"># grub-mkpasswd-pbkdf2</text:p>
      <text:p text:style-name="P2">Enter password: &lt;password&gt;</text:p>
      <text:p text:style-name="P2">Reenter password: &lt;password&gt;</text:p>
      <text:p text:style-name="P2">Your PBKDF2 is &lt;encrypted-password&gt;</text:p>
      <text:p text:style-name="P2">Add the following into /etc/grub.d/00_header or a custom /etc/grub.d configuration</text:p>
      <text:p text:style-name="P2">file:</text:p>
      <text:p text:style-name="P2">cat &lt;&lt;EOF</text:p>
      <text:p text:style-name="P2">set superusers="&lt;user-list&gt;"</text:p>
      <text:p text:style-name="P2">password_pbkdf2 &lt;user&gt; &lt;encrypted-password&gt;</text:p>
      <text:p text:style-name="P2">EOF</text:p>
      <text:p text:style-name="P2">Unless the --unrestricted option is added to CLASS in /etc/grub.d/10_linux a password</text:p>
      <text:p text:style-name="P2">will be required to boot in addition to editing boot parameters:</text:p>
      <text:p text:style-name="P2">CLASS="--class gnu-linux --class gnu --class os --unrestricted"</text:p>
      <text:p text:style-name="P2">Run the following to update the grub configuration:</text:p>
      <text:p text:style-name="P2"># update-grub</text:p>
      <text:p text:style-name="P2"/>
      <text:p text:style-name="P12"># verificar que no se muestren las constraseñas</text:p>
      <text:p text:style-name="P12"/>
      <text:p text:style-name="P12">grep ^root:[*\!]: /etc/shadow</text:p>
      <text:p text:style-name="P12"/>
      <text:p text:style-name="P2">/etc/security/limits.conf</text:p>
      <text:p text:style-name="P2">* hard core 0</text:p>
      <text:p text:style-name="P2"/>
      <text:p text:style-name="P2">/etc/sysctl.<text:span text:style-name="T11">d/99-sysctl.conf</text:span></text:p>
      <text:p text:style-name="P2">fs.suid_dumpable = 0</text:p>
      <text:p text:style-name="P2">kernel.randomize_va_space = 2</text:p>
      <text:p text:style-name="P2"/>
      <text:p text:style-name="P2">dpkg -s <text:span text:style-name="T9">&lt;nombre del paquete&gt;</text:span></text:p>
      <text:p text:style-name="P2"/>
      <text:p text:style-name="P12">verificar:</text:p>
      <text:p text:style-name="P12">prelink</text:p>
      <text:p text:style-name="P12">nis</text:p>
      <text:p text:style-name="P12">rsh*</text:p>
      <text:p text:style-name="P12"/>
      <text:p text:style-name="P12">apt-get install apparmor apparmor-profiles apparmor-utils</text:p>
      <text:p text:style-name="P12">aa-enforce /etc/apparmor.d/*</text:p>
      <text:p text:style-name="P2"/>
      <text:p text:style-name="P21">/etc/default/grub:</text:p>
      <text:p text:style-name="P2"/>
      <text:p text:style-name="P1">GRUB_DEFAULT=0</text:p>
      <text:p text:style-name="P1">GRUB_TIMEOUT=5</text:p>
      <text:p text:style-name="P1">GRUB_DISTRIBUTOR=`lsb_release -i -s 2&gt; /dev/null || echo Debian`</text:p>
      <text:p text:style-name="P1">GRUB_CMDLINE_LINUX_DEFAULT="quiet"</text:p>
      <text:p text:style-name="P1">GRUB_CMDLINE_LINUX="apparmor=1 security=apparmor audit=1"</text:p>
      <text:p text:style-name="P1"/>
      <text:p text:style-name="P4"/>
      <text:p text:style-name="P13">init.d daemons: (X borrado, O conservado, <text:span text:style-name="T2">B</text:span> por borrar) <text:span text:style-name="T2">ls -la /etc/init.d/</text:span></text:p>
      <text:p text:style-name="P4"/>
      <text:p text:style-name="P5">O accounts-daemon<text:tab/>manejo de cuentas (sólo es requerido si se cuenta con interfaz gráfica)</text:p>
      <text:p text:style-name="P4">X alsa-utils<text:tab/><text:tab/>Sonido en la computadora</text:p>
      <text:p text:style-name="P4">O anacron<text:tab/><text:tab/>asyncron cron</text:p>
      <text:p text:style-name="P4">O apparmor<text:tab/><text:tab/>seguridad (asociar cada programa a un perfil de se<text:span text:style-name="T13">g</text:span>uridad)</text:p>
      <text:p text:style-name="P4">X avahi-daemon<text:tab/>asignar automaticamente IP, función DNS y hacer l<text:span text:style-name="T12">i</text:span>sta de servicios en la red local</text:p>
      <text:p text:style-name="P4">X bluetooth<text:tab/><text:tab/>servicio bluetooth</text:p>
      <text:p text:style-name="P4">O console-setup.sh<text:tab/></text:p>
      <text:p text:style-name="P4">O cron<text:tab/><text:tab/><text:tab/>correr programas cada cierto tiempo</text:p>
      <text:p text:style-name="P4">O dbus<text:tab/><text:tab/><text:tab/>programa que comunica 1 o más aplicaciones entre sí</text:p>
      <text:p text:style-name="P4"><text:span text:style-name="T2">B</text:span> gdm3<text:tab/><text:tab/><text:tab/>precargado de GNOME para interfaz gráfica</text:p>
      <text:p text:style-name="P4">O hwclock.sh<text:tab/><text:tab/></text:p>
      <text:p text:style-name="P4">O irqbalance<text:tab/><text:tab/>balance entre multiples procesadores (no necesario si cuenta con NUMA el procesador)</text:p>
      <text:p text:style-name="P4">O keyboard-setup.sh</text:p>
      <text:p text:style-name="P4">O kmod<text:tab/><text:tab/>kernel module manager</text:p>
      <text:p text:style-name="P4">X minissdpd<text:tab/><text:tab/>acelera el descubrimiento de dispositivos</text:p>
      <text:p text:style-name="P4">O networking<text:tab/><text:tab/></text:p>
      <text:p text:style-name="P4">O network-manager</text:p>
      <text:p text:style-name="P4">X pppd-dns<text:tab/><text:tab/>para internet dial-up</text:p>
      <text:p text:style-name="P4">O procps<text:tab/><text:tab/>paquete con utilidades de procesos (como top y ps)</text:p>
      <text:p text:style-name="P4">O rsyslog<text:tab/><text:tab/>encargado de logs así como sus rotaciones</text:p>
      <text:p text:style-name="P4">X saned<text:tab/><text:tab/>scanner de dispositivos</text:p>
      <text:p text:style-name="P4">X speech-dispatcher<text:tab/>demonio para poder decir cosas usando el sonido</text:p>
      <text:p text:style-name="P4"><text:span text:style-name="T3">O</text:span> udev<text:tab/><text:tab/><text:tab/>permite conectar dispositivos y encontrar sus datos desde que se conectan</text:p>
      <text:p text:style-name="P4"><text:span text:style-name="T4">X</text:span> unattended-upgrades<text:tab/>demonio para hacer updates automaticamente</text:p>
      <text:p text:style-name="P4"><text:span text:style-name="T2">B</text:span> x11-common<text:tab/>interfaz gráfica</text:p>
      <text:p text:style-name="P6"/>
      <text:p text:style-name="P3"/>
      <text:p text:style-name="P22">Estado de los servicios a verificar por el CIS: </text:p>
      <text:p text:style-name="P3">#systemctl list-unit-files <text:s/>| grep &lt;service_name&gt;</text:p>
      <text:p text:style-name="P3">(N – no instalado, D – disabled, P – por configurar, B – por borrar, M - masked)</text:p>
      <text:p text:style-name="P6"/>
      <text:p text:style-name="P3">xserver-xorg-core*<text:tab/><text:tab/>B</text:p>
      <text:p text:style-name="P3">avahi-daemon<text:tab/><text:tab/><text:tab/>D</text:p>
      <text:p text:style-name="P3">cups<text:tab/><text:tab/><text:tab/><text:tab/>N</text:p>
      <text:p text:style-name="P3">isc-dhcp-server<text:tab/><text:tab/>N</text:p>
      <text:p text:style-name="P3">ntp<text:tab/><text:tab/><text:tab/><text:tab/>N</text:p>
      <text:p text:style-name="P3">slapd<text:tab/><text:tab/><text:tab/><text:tab/>N</text:p>
      <text:p text:style-name="P3">rpcbind<text:tab/><text:tab/><text:tab/>N</text:p>
      <text:p text:style-name="P3">bind9<text:tab/><text:tab/><text:tab/><text:tab/>N</text:p>
      <text:p text:style-name="P3">vsftpd<text:tab/><text:tab/><text:tab/><text:tab/>N</text:p>
      <text:p text:style-name="P3">apache2<text:tab/><text:tab/><text:tab/>N</text:p>
      <text:p text:style-name="P3">dovecot<text:tab/><text:tab/><text:tab/>N</text:p>
      <text:p text:style-name="P3">samba (smbd)<text:tab/><text:tab/><text:tab/>N</text:p>
      <text:p text:style-name="P3">squid3<text:tab/><text:tab/><text:tab/><text:tab/>N</text:p>
      <text:p text:style-name="P3">snmpd<text:tab/><text:tab/><text:tab/><text:tab/>N</text:p>
      <text:p text:style-name="P3">postfix<text:tab/><text:tab/><text:tab/><text:tab/>P</text:p>
      <text:p text:style-name="P3">rsync<text:tab/><text:tab/><text:tab/><text:tab/>N</text:p>
      <text:p text:style-name="P3"/>
      <text:p text:style-name="P14">/<text:span text:style-name="T5">etc/sysctl.d/99-sysctl.conf</text:span></text:p>
      <text:p text:style-name="P7"/>
      <text:p text:style-name="P7">net.ipv6.conf.all.disable_ipv6=1</text:p>
      <text:p text:style-name="P7">net.ipv6.conf.default.disable_ipv6=1</text:p>
      <text:p text:style-name="P7">net.ipv4.ip_forward=0</text:p>
      <text:p text:style-name="P7">net.ipv4.conf.all.send_redirects=0</text:p>
      <text:p text:style-name="P7">net.ipv4.conf.default.send_redirects=0</text:p>
      <text:p text:style-name="P7">net.ipv4.conf.all.accept_source_route=0</text:p>
      <text:p text:style-name="P7">net.ipv4. conf.default.accept_source_route=0</text:p>
      <text:p text:style-name="P7">net.ipv4.conf.all.accept_redirects=0</text:p>
      <text:p text:style-name="P7">net.ipv4.conf.default.accept_redirects=0</text:p>
      <text:p text:style-name="P7">net.ipv4.conf.all.secure_redirects=0</text:p>
      <text:p text:style-name="P7">net.ipv4.conf.default.secure_redirects=0</text:p>
      <text:p text:style-name="P7"/>
      <text:p text:style-name="P7">net.ipv4.conf.all.log_martians=1</text:p>
      <text:p text:style-name="P7">net.ipv4.conf.default.log_martians=1</text:p>
      <text:p text:style-name="P7">net.ipv4.icmp_echo_ignore_broadcasts=1</text:p>
      <text:p text:style-name="P7">net.ipv4.icmp_ignore_bogus_error_responses=1</text:p>
      <text:p text:style-name="P7">net.ipv4.conf.all.rp_filter=1</text:p>
      <text:p text:style-name="P7">net.ipv4.conf.default.rp_filter=1</text:p>
      <text:p text:style-name="P7">net.ipv4.tcp_syncookies=1</text:p>
      <text:p text:style-name="P7"/>
      <text:p text:style-name="P7"/>
      <text:p text:style-name="P15">/<text:span text:style-name="T6">etc/audit/auditd.conf:</text:span></text:p>
      <text:p text:style-name="P8">max_log_file = &lt;MB&gt;</text:p>
      <text:p text:style-name="P8">space_left_action = email // si no hay usar SYSLOG</text:p>
      <text:p text:style-name="P8">action_mail_acct = root</text:p>
      <text:p text:style-name="P8">admin_space_left_action = halt <text:s/>// puede ser suspend si nos vale chosto</text:p>
      <text:p text:style-name="P8">max_log_file_action = keep_logs <text:s/>//si no tenemos suficiente espacio usar ROTATE</text:p>
      <text:p text:style-name="P8"/>
      <text:p text:style-name="P8"/>
      <text:p text:style-name="P16">/<text:span text:style-name="T7">etc/pam.d/common-password</text:span></text:p>
      <text:p text:style-name="P8"/>
      <text:p text:style-name="P9"/>
      <text:p text:style-name="P9">password<text:tab/>requisite<text:tab/><text:tab/><text:tab/>pam_cracklib.so retry=3 minlen=8 dcredit=-1 lcredit=-1 pcredit=-1 ucredit=-1</text:p>
      <text:p text:style-name="P9"/>
      <text:p text:style-name="P9">password<text:tab/>[success=1 default=ignore]<text:tab/>pam_unix.so obscure use_authtok try_first_pass sha512 remember=5</text:p>
      <text:p text:style-name="P9"/>
      <text:p text:style-name="P9">password<text:tab/>requisite<text:tab/><text:tab/><text:tab/>pam_deny.so</text:p>
      <text:p text:style-name="P9"/>
      <text:p text:style-name="P9">password<text:tab/>optional<text:tab/>pam_gnome_keyring.so </text:p>
      <text:p text:style-name="P9"/>
      <text:p text:style-name="P17">/<text:span text:style-name="T7">etc/audit/rules.d/audit.rules</text:span></text:p>
      <text:p text:style-name="P10"/>
      <text:p text:style-name="P10">-a always,exit -F arch=b64 -S adjtimex -S settimeofday -k time-change</text:p>
      <text:p text:style-name="P10">-a always,exit -F arch=b32 -S adjtimex -S settimeofday -S stime -k time-change</text:p>
      <text:p text:style-name="P10">-a always,exit -F arch=b64 -S clock_settime -k time-change</text:p>
      <text:p text:style-name="P10">-a always,exit -F arch=b32 -S clock_settime -k time-change</text:p>
      <text:p text:style-name="P10">-w /etc/localtime -p wa -k time-change</text:p>
      <text:p text:style-name="P10">-w /etc/group -p wa -k identity</text:p>
      <text:p text:style-name="P10">-w /etc/passwd -p wa -k identity</text:p>
      <text:p text:style-name="P10">-w /etc/gshadow -p wa -k identity</text:p>
      <text:p text:style-name="P10">-w /etc/shadow -p wa -k identity</text:p>
      <text:p text:style-name="P10">-w /etc/security/opasswd -p wa -k identity</text:p>
      <text:p text:style-name="P10">-a exit,always -F arch=b64 -S sethostname -S setdomainname -k system-locale</text:p>
      <text:p text:style-name="P10">-a exit,always -F arch=b32 -S sethostname -S setdomainname -k system-locale</text:p>
      <text:p text:style-name="P10">-w /etc/issue -p wa -k system-locale</text:p>
      <text:p text:style-name="P10">-w /etc/issue.net -p wa -k system-locale</text:p>
      <text:p text:style-name="P10">-w /etc/hosts -p wa -k system-locale</text:p>
      <text:p text:style-name="P10">-w /etc/network -p wa -k system-locale</text:p>
      <text:p text:style-name="P10">-w /etc/selinux/ -p wa -k MAC-policy</text:p>
      <text:p text:style-name="P10">-w /var/log/faillog -p wa -k logins</text:p>
      <text:p text:style-name="P10">-w /var/log/lastlog -p wa -k logins</text:p>
      <text:p text:style-name="P10">-w /var/log/tallylog -p wa -k logins</text:p>
      <text:p text:style-name="P10">-w /var/run/utmp -p wa -k session</text:p>
      <text:p text:style-name="P10">-w /var/log/wtmp -p wa -k session</text:p>
      <text:p text:style-name="P10">-w /var/log/btmp -p wa -k session</text:p>
      <text:p text:style-name="P10">-a always,exit -F arch=b64 -S chmod -S fchmod -S fchmodat -F auid&gt;=1000 -F auid!=4294967295 -k perm_mod</text:p>
      <text:p text:style-name="P10">-a always,exit -F arch=b32 -S chmod -S fchmod -S fchmodat -F auid&gt;=1000 -F auid!=4294967295 -k perm_mod</text:p>
      <text:p text:style-name="P10">-a always,exit -F arch=b64 -S chown -S fchown -S fchownat -S lchown -F auid&gt;=1000 -F auid!=4294967295 -k perm_mod</text:p>
      <text:p text:style-name="P10">-a always,exit -F arch=b32 -S chown -S fchown -S fchownat -S lchown -F auid&gt;=1000 -F auid!=4294967295 -k perm_mod</text:p>
      <text:p text:style-name="P10">-a always,exit -F arch=b64 -S setxattr -S lsetxattr -S fsetxattr -S removexattr -S lremovexattr -S fremovexattr -F auid&gt;=1000 -F auid!=4294967295 -k perm_mod</text:p>
      <text:p text:style-name="P10">-a always,exit -F arch=b32 -S setxattr -S lsetxattr -S fsetxattr -S removexattr -S lremovexattr -S fremovexattr -F auid&gt;=1000 -F auid!=4294967295 -k perm_mod</text:p>
      <text:p text:style-name="P10"/>
      <text:p text:style-name="P10"/>
      <text:p text:style-name="P10">-a always,exit -F arch=b64 -S creat -S open -S openat -S truncate -S ftruncate -F exit=-EACCES -F auid&gt;=1000 -F auid!=4294967295 -k access</text:p>
      <text:p text:style-name="P10">-a always,exit -F arch=b32 -S creat -S open -S openat -S truncate -S ftruncate -F exit=-EACCES -F auid&gt;=1000 -F auid!=4294967295 -k access</text:p>
      <text:p text:style-name="P10">-a always,exit -F arch=b64 -S creat -S open -S openat -S truncate -S ftruncate -F exit=-EPERM -F auid&gt;=1000 -F auid!=4294967295 -k access</text:p>
      <text:p text:style-name="P10">-a always,exit -F arch=b32 -S creat -S open -S openat -S truncate -S ftruncate -F exit=-EPERM -F auid&gt;=1000 -F auid!=4294967295 -k access</text:p>
      <text:p text:style-name="P10"/>
      <text:p text:style-name="P10"><text:soft-page-break/>-a always,exit -F path=/sbin/unix_chkpwd -F perm=x -F auid&gt;=1000 -F auid!=4294967295 -k privileged</text:p>
      <text:p text:style-name="P10">-a always,exit -F path=/bin/fusermount -F perm=x -F auid&gt;=1000 -F auid!=4294967295 -k privileged</text:p>
      <text:p text:style-name="P10">-a always,exit -F path=/bin/umount -F perm=x -F auid&gt;=1000 -F auid!=4294967295 -k privileged</text:p>
      <text:p text:style-name="P10">-a always,exit -F path=/bin/mount -F perm=x -F auid&gt;=1000 -F auid!=4294967295 -k privileged</text:p>
      <text:p text:style-name="P10">-a always,exit -F path=/bin/su -F perm=x -F auid&gt;=1000 -F auid!=4294967295 -k privileged</text:p>
      <text:p text:style-name="P10">-a always,exit -F path=/bin/ntfs-3g -F perm=x -F auid&gt;=1000 -F auid!=4294967295 -k privileged</text:p>
      <text:p text:style-name="P10">-a always,exit -F path=/bin/ping -F perm=x -F auid&gt;=1000 -F auid!=4294967295 -k privileged</text:p>
      <text:p text:style-name="P10"/>
      <text:p text:style-name="P10">-a always,exit -F arch=b64 -S mount -F auid&gt;=1000 -F auid!=4294967295 -k mounts</text:p>
      <text:p text:style-name="P10">-a always,exit -F arch=b32 -S mount -F auid&gt;=1000 -F auid!=4294967295 -k mounts</text:p>
      <text:p text:style-name="P10"/>
      <text:p text:style-name="P10">-a always,exit -F arch=b64 -S unlink -S unlinkat -S rename -S renameat -F auid&gt;=1000 -F auid!=4294967295 -k delete</text:p>
      <text:p text:style-name="P10">-a always,exit -F arch=b32 -S unlink -S unlinkat -S rename -S renameat -F auid&gt;=1000 -F auid!=4294967295 -k delete</text:p>
      <text:p text:style-name="P10"/>
      <text:p text:style-name="P10">-w /etc/sudoers -p wa -k scope</text:p>
      <text:p text:style-name="P10"/>
      <text:p text:style-name="P10">-w /var/log/sudo.log -p wa -k actions</text:p>
      <text:p text:style-name="P10"/>
      <text:p text:style-name="P10">-w /sbin/insmod -p x -k modules</text:p>
      <text:p text:style-name="P10">-w /sbin/rmmod -p x -k modules</text:p>
      <text:p text:style-name="P10">-w /sbin/modprobe -p x -k modules</text:p>
      <text:p text:style-name="P10">-a always,exit -F arch=b64 -S init_module -S delete_module -k modules</text:p>
      <text:p text:style-name="P10"/>
      <text:p text:style-name="P10">-w /usr/bin/docker -k docker</text:p>
      <text:p text:style-name="P10"/>
      <text:p text:style-name="P10">-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4:44:58.302934348</meta:creation-date>
    <dc:date>2018-12-14T14:03:08.901979064</dc:date>
    <meta:editing-duration>PT2H3M3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0" meta:paragraph-count="199" meta:word-count="1135" meta:character-count="8358" meta:non-whitespace-character-count="7352"/>
  </office:meta>
</office:document-meta>
</file>